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02/2023</text:p>
      <text:p text:style-name="P1"/>
      <text:p text:style-name="P1">Objectif:</text:p>
      <text:p text:style-name="P1"/>
      <text:p text:style-name="P1">Création d'une application basée sur l'écriture de contenu artistique. Ici nous ferons davantage la promotion de format cours d'écrits. Il s'agira avant tout de nouvelles courtes dans un premier temps (nombre de charactères non défini à ce jour).</text:p>
      <text:p text:style-name="P1"/>
      <text:p text:style-name="P1">L'application:</text:p>
      <text:p text:style-name="P1"/>
      <text:p text:style-name="P1">Le front-end sera codé sous react. Dans un premier temps, une version 1.0 sera mise en ligne.</text:p>
      <text:p text:style-name="P1">L'utilisateur de cette version disposera d'un login, d'un pseudonyme et aura la possiblité de poster ses écrits. Une fois la partie backend effective, l'application sera fonctionnelle. En v1.0. L'esthetique sera épurée et minimaliste. A l'avenir, elle devra être enrichie pour être cohérent avec l'aspect artistique.</text:p>
      <text:p text:style-name="P1"/>
      <text:p text:style-name="P1">Pour le back-end. Rien n"a encore été décidé.</text:p>
      <text:p text:style-name="P1"/>
      <text:p text:style-name="P1">Roadmap v1.0*:</text:p>
      <text:p text:style-name="P1"/>
      <text:p text:style-name="P1">Front-end react page acceuil&gt;&gt;&gt;&gt;page login&gt;&gt;&gt;&gt;page à propos&gt;&gt;&gt;&gt;responsive mobile&gt;&gt;&gt;&gt;Backend&gt;&gt;&gt;&gt;Esthetique du l'application</text:p>
      <text:p text:style-name="P1"/>
      <text:p text:style-name="P1">*Les informations peuvent être modifiés.</text:p>
      <text:p text:style-name="P1"/>
      <text:p text:style-name="P1"/>
      <text:p text:style-name="P1">Journal de bord:</text:p>
      <text:p text:style-name="P1"/>
      <text:p text:style-name="P1">25/02/2023</text:p>
      <text:p text:style-name="P1"/>
      <text:p text:style-name="P1">Création de la page home.</text:p>
      <text:p text:style-name="P1"/>
      <text:p text:style-name="P1">26/02/2023</text:p>
      <text:p text:style-name="P1"/>
      <text:p text:style-name="P1">-Debuggage du l'application.</text:p>
      <text:p text:style-name="P1">-Mise en place de la navbar beta</text:p>
      <text:p text:style-name="P1">-Connection des page</text:p>
      <text:p text:style-name="P1">-Mise en place du css beta de la navbar</text:p>
      <text:p text:style-name="P1"/>
      <text:p text:style-name="P1">Suite:</text:p>
      <text:p text:style-name="P1"/>
      <text:p text:style-name="P1">-CSS du body</text:p>
      <text:p text:style-name="P1">-Création d'un footer</text:p>
      <text:p text:style-name="P1">-Idée de logo pour la navbar et footer(WG?)</text:p>
      <text:p text:style-name="P1">-Création d'un formulaire d'inscription</text:p>
      <text:p text:style-name="P1"/>
      <text:p text:style-name="P1">27/02/2023</text:p>
      <text:p text:style-name="P1"/>
      <text:p text:style-name="P1">Réalisation</text:p>
      <text:p text:style-name="P1">-CSS du body</text:p>
      <text:p text:style-name="P1">-Création d'un footer</text:p>
      <text:p text:style-name="P1">-Création d'un formulaire d'inscription</text:p>
      <text:p text:style-name="P1"><text:soft-page-break/>Suite:</text:p>
      <text:p text:style-name="P1">-Idée de logo pour la navbar et footer(WG?)</text:p>
      <text:p text:style-name="P1">-Creer une page Inscription relié à la page Login</text:p>
      <text:p text:style-name="P1"/>
      <text:p text:style-name="P1">02/03/2023</text:p>
      <text:p text:style-name="P1"/>
      <text:p text:style-name="P1">Réalisation</text:p>
      <text:p text:style-name="P1">-Creer une page Inscription relié à la page Login</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
      <text:p text:style-name="P1">07/03/2023</text:p>
      <text:p text:style-name="P1"/>
      <text:p text:style-name="P1">Réalisation</text:p>
      <text:p text:style-name="P1">-Teste d'un background en damier sur la page home.</text:p>
      <text:p text:style-name="P1"/>
      <text:p text:style-name="P1">10/03/2023</text:p>
      <text:p text:style-name="P1"/>
      <text:p text:style-name="P1">Réalisation</text:p>
      <text:p text:style-name="P1">-Ajustement d'un background en damier sur l'ensemble des pages.</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Ajouter le logo wispergate en haut à gauche.</text:p>
      <text:p text:style-name="P1">-Ajouter une page àpropos sur l'histoire de l'application</text:p>
      <text:p text:style-name="P1"/>
      <text:p text:style-name="P1">12/03/2023</text:p>
      <text:p text:style-name="P1"/>
      <text:p text:style-name="P1">Réalisation</text:p>
      <text:p text:style-name="P1">-Ajouter le logo wispergate en haut à gauche.</text:p>
      <text:p text:style-name="P1"/>
      <text:p text:style-name="P1"/>
      <text:p text:style-name="P1">Suite:</text:p>
      <text:p text:style-name="P1"/>
      <text:p text:style-name="P1">Idées:</text:p>
      <text:p text:style-name="P1">-Interface anglais et français</text:p>
      <text:p text:style-name="P1">-Exploiter le theme des echecs ou des cartes à jouer.</text:p>
      <text:p text:style-name="P1">-Ajouter le logo d'une porte au centre</text:p>
      <text:p text:style-name="P1">-Ajouter une police plus stylée</text:p>
      <text:p text:style-name="P1"/>
      <text:p text:style-name="P1"/>
      <text:p text:style-name="P1"/>
      <text:p text:style-name="P1"/>
      <text:p text:style-name="P1"/>
      <text:p text:style-name="P1"/>
      <text:p text:style-name="P1"><text:soft-page-break/>13/03/2023</text:p>
      <text:p text:style-name="P1"/>
      <text:p text:style-name="P1">Réalisation</text:p>
      <text:p text:style-name="P1">-Ajout d'une police plus stylée</text:p>
      <text:p text:style-name="P1">-Faire apparaitre les titres (name, mail,...) dans l'encart en transparent.</text:p>
      <text:p text:style-name="P1">-Passer les formulaires en composants interchangeables et les integrer dans les pages séparement.</text:p>
      <text:p text:style-name="P1"/>
      <text:p text:style-name="P1">Suite:</text:p>
      <text:p text:style-name="P1">-Page Gate: ajouter la possibilté d'ajouter du texte.</text:p>
      <text:p text:style-name="P1"><text:s/><text:tab/>-création d' un component "textearea" et integration de ce components dans la page Gate.</text:p>
      <text:p text:style-name="P1">-Reduction de la taille des forms et recentrage des éléments.</text:p>
      <text:p text:style-name="P1">-Ajouter la phrase d'introduction sous le header:</text:p>
      <text:p text:style-name="P1"><text:tab/>-création d'un div sous le header(nouveau composant)</text:p>
      <text:p text:style-name="P1"/>
      <text:p text:style-name="P1"/>
      <text:p text:style-name="P1"/>
      <text:p text:style-name="P1">Idées:</text:p>
      <text:p text:style-name="P1">-Interface anglais et français</text:p>
      <text:p text:style-name="P1">-Exploiter le theme des echecs ou des cartes à jouer.</text:p>
      <text:p text:style-name="P1">-Ajouter le logo d'une porte au centre</text:p>
      <text:p text:style-name="P1">-Espace personnel non invisible sans autorisation.</text:p>
      <text:p text:style-name="P1">-Dark mode stylée</text:p>
      <text:p text:style-name="P1">-Phrase de présentation sous lelogo whispergate dans un div aux formes arrondies</text:p>
      <text:p text:style-name="P1">-Ajouter une barre de recherche</text:p>
      <text:p text:style-name="P1">-Fond en 'grillage' sur le header sauf la navbar qui sera dans une zone carré avec bords arrondis</text:p>
      <text:p text:style-name="P1">-possibilité de don en btc et eth</text:p>
      <text:p text:style-name="P1">-En page gate en text area, faire apparaitre un message subliminal quelque seconde.</text:p>
      <text:p text:style-name="P1">-Ajouts de tags descriptifs au dessus de la nouvelle. Par exemple (faits réels).</text:p>
      <text:p text:style-name="P1"/>
      <text:p text:style-name="P1">14/03/2023</text:p>
      <text:p text:style-name="P1"/>
      <text:p text:style-name="P1">Réalisation:</text:p>
      <text:p text:style-name="P1"/>
      <text:p text:style-name="P1">-Reduction de la taille des forms et recentrage des éléments.</text:p>
      <text:p text:style-name="P1">-Page Lair: ajouter la possibilté d'ajouter du texte.</text:p>
      <text:p text:style-name="P1"><text:s/><text:tab/>-création d' un component "textearea" et integration de ce components dans la page Gate.</text:p>
      <text:p text:style-name="P1"/>
      <text:p text:style-name="P1">19/03/2023</text:p>
      <text:p text:style-name="P1"/>
      <text:p text:style-name="P1">Réalisation:</text:p>
      <text:p text:style-name="P1"/>
      <text:p text:style-name="P1">-Renomage de whispergate (porte du murmure) en DramaLair (la tannière au drame) que je trouve plus percutante.</text:p>
      <text:p text:style-name="P1"/>
      <text:p text:style-name="P1">-Page Lair: ajouter la possibilté d'ajouter du texte.</text:p>
      <text:p text:style-name="P1"><text:s/><text:tab/>-création d' un component "textearea" et integration de ce components dans la page Gate.</text:p>
      <text:p text:style-name="P1"/>
      <text:p text:style-name="P1">-Page Home: Ajout d'un loader d'accueil.</text:p>
      <text:p text:style-name="P1">-Page Home: Ajout d'un stop au click qui passe le loader.</text:p>
      <text:p text:style-name="P1">--Ajouter la phrase d'introduction sous le header:</text:p>
      <text:p text:style-name="P1">--création d'un div sous le header(nouveau composant) et footer.</text:p>
      <text:p text:style-name="P1"/>
      <text:p text:style-name="P1"><text:soft-page-break/>Suite:</text:p>
      <text:p text:style-name="P1"/>
      <text:p text:style-name="P1">-Ajouter des forms et textarea plus estetiques.</text:p>
      <text:p text:style-name="P1">-Developper le système de "Wall" sur lequel les textes entrés en page Lair seront affichés. </text:p>
      <text:p text:style-name="P1">-Indicateur de navigation (surlignement)</text:p>
      <text:p text:style-name="P1"/>
      <text:p text:style-name="P1">20/03/2023</text:p>
      <text:p text:style-name="P1"/>
      <text:p text:style-name="P1">Idées:</text:p>
      <text:p text:style-name="P1">-Interface anglais et français</text:p>
      <text:p text:style-name="P1">-Exploiter le theme des echecs ou des cartes à jouer.</text:p>
      <text:p text:style-name="P1">-Ajouter le logo d'une porte au centre</text:p>
      <text:p text:style-name="P1">-Espace personnel non invisible sans autorisation.</text:p>
      <text:p text:style-name="P1">-Dark mode stylée</text:p>
      <text:p text:style-name="P1">-Ajouter une barre de recherche</text:p>
      <text:p text:style-name="P1">-Fond en 'grillage' sur le header sauf la navbar qui sera dans une zone carré avec bords arrondis</text:p>
      <text:p text:style-name="P1">-possibilité de don en btc et eth</text:p>
      <text:p text:style-name="P1">-Ajouts de tags descriptifs au dessus de la nouvelle. Par exemple (faits réels).</text:p>
      <text:p text:style-name="P1">-Service de messagerie contenant la nouvel de la semaine</text:p>
      <text:p text:style-name="P1">-Création d'une page de maintenance originale.</text:p>
      <text:p text:style-name="P1"/>
      <text:p text:style-name="P1"/>
      <text:p text:style-name="P1">Réalisation:</text:p>
      <text:p text:style-name="P1"/>
      <text:p text:style-name="P1">--Indicateur de navigation (surlignement)</text:p>
      <text:p text:style-name="P1"/>
      <text:p text:style-name="P1">10/07/2023</text:p>
      <text:p text:style-name="P1"/>
      <text:p text:style-name="P1">Réalisation:</text:p>
      <text:p text:style-name="P1"/>
      <text:p text:style-name="P1">--Modification du nom de l'application Dramalair(la tanière aux drames) --&gt; Doomerdrama</text:p>
      <text:p text:style-name="P1"/>
      <text:p text:style-name="P1">Nous conservons le mot drama, mais nous utilisons le terme de doomer beaucoup plus en vogue chez les jeunes. L'application est tournée vers les galères des doomers (personnes peu favorisées dans la vie sur le plan physique, économique et sociale, parfois les trois à la fois).</text:p>
      <text:p text:style-name="P1"/>
      <text:p text:style-name="P1">--Modification du loader d'acceuil par quelque chose de plus percutant "Vide ton sac doomer"(version pilote).</text:p>
      <text:p text:style-name="P1"/>
      <text:p text:style-name="P1">A faire:</text:p>
      <text:p text:style-name="P1"/>
      <text:p text:style-name="P1">-Permettre au doomer d'écrire sa shitstory dès le page d'acceuil. La shitstory devra apparaitre dans la rubrique "square".</text:p>
      <text:p text:style-name="P1"/>
      <text:p text:style-name="P1">-Remplacer les polices de caractères pard es polices du genre "gta".</text:p>
      <text:p text:style-name="P1"/>
      <text:p text:style-name="P1">13/09/2023</text:p>
      <text:p text:style-name="P1">-Ajout d'un compteur de visiteurs</text:p>
      <text:p text:style-name="P1"/>
      <text:p text:style-name="P1">Objectif: créer un compte pour se logger(récompense un kekab).</text:p>
      <text:p text:style-name="P1"/>
      <text:p text:style-name="P1">-raccordement à la base de donnée mongodb réus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23H55M</meta:editing-duration>
    <meta:editing-cycles>84</meta:editing-cycles>
    <meta:generator>OpenOffice/4.1.7$Win32 OpenOffice.org_project/417m1$Build-9800</meta:generator>
    <dc:date>2023-09-13T10:18:56.14</dc:date>
    <dc:creator>Julien Grange</dc:creator>
    <meta:document-statistic meta:table-count="0" meta:image-count="0" meta:object-count="0" meta:page-count="4" meta:paragraph-count="125" meta:word-count="894" meta:character-count="5806"/>
    <meta:user-defined meta:name="Info 1"/>
    <meta:user-defined meta:name="Info 2"/>
    <meta:user-defined meta:name="Info 3"/>
    <meta:user-defined meta:name="Info 4"/>
  </office:meta>
</office:document-meta>
</file>